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3" style:family="paragraph" style:parent-style-name="Standard" style:list-style-name="L3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 style:list-style-name="L4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5" style:family="paragraph" style:parent-style-name="Standard" style:list-style-name="L5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6" style:family="paragraph" style:parent-style-name="Standard" style:list-style-name="L6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9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10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11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list-style-name="L12">
      <style:paragraph-properties fo:text-align="start" style:justify-single-word="false"/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fonctionnel</text:p>
      <text:p text:style-name="P2"/>
      <text:list xml:id="list5592163794237812426" text:style-name="L3">
        <text:list-item>
          <text:p text:style-name="P3">Vue d'ensemble des fonctions du produit</text:p>
          <text:p text:style-name="P3"/>
          <text:p text:style-name="P3">1.1 Les utilisateurs du système Mikado's Pizza</text:p>
        </text:list-item>
      </text:list>
      <text:p text:style-name="P2"/>
      <text:p text:style-name="P2"><text:tab/>Les utilisateurs du système Mikado's Pizza sont les clients de restaurants de pizzas. Ces clients commandent leurs pizzas/boissons/desserts, gèrent leurs commandes et peuvent appeler un serveur à tout moment.</text:p>
      <text:p text:style-name="P2"/>
      <text:list xml:id="list32191373" text:continue-numbering="true" text:style-name="L3">
        <text:list-header>
          <text:p text:style-name="P3">1.2 Les modules et fonctionnalités du système Mikado's Pizza</text:p>
        </text:list-header>
      </text:list>
      <text:p text:style-name="P2"/>
      <text:p text:style-name="P2">L'application est divisée en deux parties.</text:p>
      <text:p text:style-name="P2"/>
      <text:p text:style-name="P2"><text:tab/><text:span text:style-name="T1">Partie client</text:span></text:p>
      <text:p text:style-name="P2"/>
      <text:p text:style-name="P2"><text:tab/>Le module de prise de commande assure les opérations suivantes :</text:p>
      <text:list xml:id="list3640460964049036829" text:style-name="L4">
        <text:list-item>
          <text:p text:style-name="P4">Création d'un nom afin de personnaliser le nom de la sous-commande en cours.</text:p>
        </text:list-item>
        <text:list-item>
          <text:p text:style-name="P4">Consultation des pizzas disponibles par filtre.</text:p>
        </text:list-item>
        <text:list-item>
          <text:p text:style-name="P4">Ajout d'une pizza 'classique' à la sous-commande en cours.</text:p>
        </text:list-item>
        <text:list-item>
          <text:p text:style-name="P4">Création et Ajout d'une pizza 'personnalisable' à la sous-commande en cours.</text:p>
        </text:list-item>
        <text:list-item>
          <text:p text:style-name="P4">Consultation des boissons disponibles par filtre.</text:p>
        </text:list-item>
        <text:list-item>
          <text:p text:style-name="P4">Ajout d'une boisson à la sous-commande en cours.</text:p>
        </text:list-item>
        <text:list-item>
          <text:p text:style-name="P4">Consultation des desserts disponibles par filtre.</text:p>
        </text:list-item>
        <text:list-item>
          <text:p text:style-name="P4">Ajout d'un dessert à la sous-commande en cours.</text:p>
        </text:list-item>
        <text:list-item>
          <text:p text:style-name="P4">Ajout d'une nouvelle sous-commande à la commande.</text:p>
        </text:list-item>
        <text:list-item>
          <text:p text:style-name="P4">Validation de la commande.</text:p>
        </text:list-item>
        <text:list-item>
          <text:p text:style-name="P4">Affichage du temps d'attente.</text:p>
        </text:list-item>
        <text:list-item>
          <text:p text:style-name="P4">Appel d'un serveur à tout instant.</text:p>
        </text:list-item>
      </text:list>
      <text:p text:style-name="P2"/>
      <text:p text:style-name="P2"><text:tab/>Le module de paiement permet de :</text:p>
      <text:list xml:id="list1827738512705194875" text:style-name="L5">
        <text:list-item>
          <text:p text:style-name="P5">Paiement de la facture totale</text:p>
        </text:list-item>
        <text:list-item>
          <text:p text:style-name="P5">Paiement d'une ou plusieurs sous-facture.</text:p>
        </text:list-item>
      </text:list>
      <text:p text:style-name="P2"/>
      <text:p text:style-name="P2"><text:tab/>Le module de commentaire lie le restaurant aux réseaux sociaux via :</text:p>
      <text:list xml:id="list1414284659921931895" text:style-name="L6">
        <text:list-item>
          <text:p text:style-name="P6">Ajout de commentaires sur chaque pizza.</text:p>
        </text:list-item>
        <text:list-item>
          <text:p text:style-name="P6">Ajout d'une note sur chaque pizza.</text:p>
        </text:list-item>
        <text:list-item>
          <text:p text:style-name="P6">Quitter la session en cours.</text:p>
        </text:list-item>
      </text:list>
      <text:p text:style-name="P2"/>
      <text:p text:style-name="P2"><text:tab/><text:span text:style-name="T1">Partie service </text:span><text:span text:style-name="T2">accessible via un mot de passe.</text:span></text:p>
      <text:p text:style-name="P7"/>
      <text:p text:style-name="P7"><text:tab/>Le module de sélection de table lance une session via :</text:p>
      <text:list xml:id="list2049193597378753493" text:style-name="L7">
        <text:list-item>
          <text:p text:style-name="P8">Sélection d'une table afin de lancer une commande.</text:p>
        </text:list-item>
      </text:list>
      <text:p text:style-name="P7"/>
      <text:p text:style-name="P7"><text:tab/>Le module de préparation de pizza gère les commandes de pizza grâce à :</text:p>
      <text:list xml:id="list3186614431257499441" text:style-name="L8">
        <text:list-item>
          <text:p text:style-name="P9">Validation ou Annulation d'une préparation de toutes les pizzas d'une commande.</text:p>
        </text:list-item>
      </text:list>
      <text:p text:style-name="P7"/>
      <text:p text:style-name="P7"><text:tab/>Le module de préparation de commande gère les commandes grâce à <text:s/>:</text:p>
      <text:list xml:id="list1518088206620440960" text:style-name="L9">
        <text:list-item>
          <text:p text:style-name="P10">Validation ou Annulation d'une préparation de commande.</text:p>
        </text:list-item>
      </text:list>
      <text:p text:style-name="P7"/>
      <text:list xml:id="list7215519773482213682" text:style-name="L10">
        <text:list-item>
          <text:p text:style-name="P11">Les règles d'affaires</text:p>
        </text:list-item>
      </text:list>
      <text:list xml:id="list7940384384271013237" text:style-name="L11">
        <text:list-item>
          <text:list>
            <text:list-item>
              <text:p text:style-name="P12"><text:soft-page-break/>La session d'un client est lancé par un serveur du restaurant.</text:p>
            </text:list-item>
            <text:list-item>
              <text:p text:style-name="P12">Les fonctionnalités côté service sont accessibles uniquement via un mot de passe.</text:p>
            </text:list-item>
          </text:list>
        </text:list-item>
      </text:list>
      <text:p text:style-name="P7"/>
      <text:list xml:id="list1016141244939545275" text:style-name="L12">
        <text:list-item>
          <text:p text:style-name="P13">Maquette de l'application Mikado's Pizz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50S</meta:editing-duration>
    <meta:editing-cycles>19</meta:editing-cycles>
    <meta:generator>OpenOffice/4.1.2$Win32 OpenOffice.org_project/412m3$Build-9782</meta:generator>
    <dc:date>2016-03-17T12:01:06.82</dc:date>
    <dc:creator>romuald lemesle</dc:creator>
    <meta:document-statistic meta:table-count="0" meta:image-count="0" meta:object-count="0" meta:page-count="2" meta:paragraph-count="38" meta:word-count="335" meta:character-count="2029"/>
    <meta:user-defined meta:name="Info 1"/>
    <meta:user-defined meta:name="Info 2"/>
    <meta:user-defined meta:name="Info 3"/>
    <meta:user-defined meta:name="Info 4"/>
  </office:meta>
</office:document-meta>
</file>